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9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0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80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1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9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0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295H24M23.648S" calcext:value-type="time">
            <text:p>295:24</text:p>
          </table:table-cell>
          <table:table-cell table:style-name="ce70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4H03M54.899S" calcext:value-type="time">
            <text:p>04:03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36H18M22.781S" calcext:value-type="time">
            <text:p>36:1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7]-[.B67] &gt; 0; [.C67]-[.B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9"/>
        <table:table-column table:style-name="co11" table:default-cell-style-name="ce70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80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8"/>
          <table:table-cell table:style-name="ce80"/>
        </table:table-row>
        <table:table-row table:style-name="ro1" table:number-rows-repeated="6">
          <table:table-cell table:style-name="ce79"/>
          <table:table-cell table:style-name="ce81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 style:data-style-name="N2" text:time-value="07:44:56.6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18T16:26:41.352000000</dc:date>
    <dc:creator>Benjamin Laws</dc:creator>
    <meta:editing-duration>P11DT12H29M51S</meta:editing-duration>
    <meta:editing-cycles>316</meta:editing-cycles>
    <meta:generator>LibreOffice/7.1.8.1$Windows_X86_64 LibreOffice_project/e1f30c802c3269a1d052614453f260e49458c82c</meta:generator>
    <meta:document-statistic meta:table-count="2" meta:cell-count="525" meta:object-count="0"/>
  </office:meta>
</office:document-meta>
</file>